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ow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7]*[.B2]+[.B6]"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Column:</text:p>
          </table:table-cell>
          <table:table-cell table:formula="of:=MOD([.B10];[.B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w:</text:p>
          </table:table-cell>
          <table:table-cell table:formula="of:=INT(MOD([.B10]/[.B2];[.B3]))" office:value-type="float" office:value="23" calcext:value-type="float">
            <text:p>23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1:08:34.01865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2H14M57S</meta:editing-duration>
    <meta:editing-cycles>2</meta:editing-cycles>
    <meta:generator>LibreOffice/25.8.2.2$Windows_X86_64 LibreOffice_project/d401f2107ccab8f924a8e2df40f573aab7605b6f</meta:generator>
    <dc:date>2025-10-24T13:34:50.319442700</dc:date>
    <meta:document-statistic meta:table-count="1" meta:cell-count="16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